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Standard">
      <style:text-properties fo:language="zxx" fo:country="none" officeooo:rsid="000fc3d7" officeooo:paragraph-rsid="000fc3d7" style:language-asian="zxx" style:country-asian="none" style:language-complex="zxx" style:country-complex="none"/>
    </style:style>
    <style:style style:name="P2" style:family="paragraph" style:parent-style-name="Standard">
      <style:text-properties fo:language="zxx" fo:country="none" style:language-asian="zxx" style:country-asian="none" style:language-complex="zxx" style:country-complex="none"/>
    </style:style>
    <style:style style:name="P3" style:family="paragraph" style:parent-style-name="Standard">
      <style:text-properties fo:language="zxx" fo:country="none" officeooo:rsid="0011af47" officeooo:paragraph-rsid="0011af47" style:language-asian="zxx" style:country-asian="none" style:language-complex="zxx" style:country-complex="none"/>
    </style:style>
    <style:style style:name="P4" style:family="paragraph" style:parent-style-name="Standard">
      <style:text-properties fo:language="zxx" fo:country="none" officeooo:rsid="00124976" officeooo:paragraph-rsid="00124976" style:language-asian="zxx" style:country-asian="none" style:language-complex="zxx" style:country-complex="none"/>
    </style:style>
    <style:style style:name="P5" style:family="paragraph" style:parent-style-name="Standard">
      <style:text-properties fo:language="zxx" fo:country="none" officeooo:rsid="0013e23b" officeooo:paragraph-rsid="0013e23b" style:language-asian="zxx" style:country-asian="none" style:language-complex="zxx" style:country-complex="none"/>
    </style:style>
    <style:style style:name="P6" style:family="paragraph" style:parent-style-name="Standard">
      <style:text-properties fo:language="zxx" fo:country="none" officeooo:rsid="00161e10" officeooo:paragraph-rsid="00161e10" style:language-asian="zxx" style:country-asian="none" style:language-complex="zxx" style:country-complex="none"/>
    </style:style>
    <style:style style:name="T1" style:family="text">
      <style:text-properties officeooo:rsid="0011af47"/>
    </style:style>
    <style:style style:name="T2" style:family="text">
      <style:text-properties officeooo:rsid="0013e23b"/>
    </style:style>
    <style:style style:name="T3" style:family="text">
      <style:text-properties officeooo:rsid="00161e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men über die ich schreiben kann:</text:p>
      <text:p text:style-name="P1"/>
      <text:p text:style-name="P1"/>
      <text:p text:style-name="P1">Dinge die ich schreiben könnte:</text:p>
      <text:p text:style-name="P2"/>
      <text:p text:style-name="P2">Mein Endziel ist nicht einen Blog zu machen, sondern mich mehr und inten<text:span text:style-name="T1">s</text:span>iver mit der Konzeptualisierung der Permakultur Ideen auseinander zu setzen, diese aber in gewisse einheiten zu packen in denen sie sinn machen. </text:p>
      <text:p text:style-name="P2">Ich denke hierfür wäre ein Medium Channel gar nicht schlecht, da man hier auch feedback einfahren kann und ich auch gesehen habe, dass die Umweltsektion dort noch etwas unterrepräsentiert ist. </text:p>
      <text:p text:style-name="P2"/>
      <text:p text:style-name="P2"/>
      <text:p text:style-name="P2">Permakultur Terraforming + Solarfelder im Süden von Jordanien</text:p>
      <text:p text:style-name="P2"/>
      <text:p text:style-name="P2">Mitte November war ich das erste mal in Wadi Rum in Jordanien. Auf der Rückfahrt sind uns einige Anpflanzungen und „Bewaldungsversuche“ aufgefallen, es gab hier und da auch ein paar natürlich gewachsene Büsche aber im</text:p>
      <text:p text:style-name="P2"/>
      <text:p text:style-name="P2"/>
      <text:p text:style-name="P2">In mid november I went to Wadi Rum in Jordan the first time. On our way home to Amman, we recognized some approaches of planting trees to the landscape, but <text:span text:style-name="T1">mostly there were only bushes that came up naturally in the landscape. As we were driving down the Highway the landscape was moving by.</text:span></text:p>
      <text:p text:style-name="P3">Most of the landscape in jordan isn't really desert. It's just a rocky and a little bit sandy underground. Desertification happens when the natural hummus richt organic matter gets washed away for an extended amount of time.</text:p>
      <text:p text:style-name="P3">You can see that this happend in Jordan all everywhere and probably started a long time ago. </text:p>
      <text:p text:style-name="P3">You often get to hear that it hasn't always been like this, but that there were actual flourishing landscapes where you could farm and provide food for yourself.</text:p>
      <text:p text:style-name="P3">And i can moslty see that potential. While it is definately hot in summer it is not like you are living in sahara. Yes there are no natural forming bodies of water but the weather in winter is pretty cold and while rainfalls are not often occuring, they still do hit sometimes.</text:p>
      <text:p text:style-name="P3">Going back to the harsh landscapes near Wadi Rum, you can also notice that there are Villages in front of it. </text:p>
      <text:p text:style-name="P3">I would guess that most if not all the people that work in Wadi Rum actually live there and not in the Wadi, because the Beduin lifestile is not that popular or comfortable with all the tourists around.</text:p>
      <text:p text:style-name="P3"/>
      <text:p text:style-name="P3">Permaculture always needs active human input over an extended time span. It's also helping to have a small industry of building materials around to make things easier. </text:p>
      <text:p text:style-name="P3"/>
      <text:p text:style-name="P3">With that set up, we can start thinking about how we could transform this landscape the permaculture way.</text:p>
      <text:p text:style-name="P3"/>
      <text:p text:style-name="P3">There are different approaches I want to explore today. </text:p>
      <text:p text:style-name="P4">The first one is really interesting because it could give us the chance to replicate it in many areas as soon as it is prooven to work.</text:p>
      <text:p text:style-name="P4"/>
      <text:p text:style-name="P4">I'll call it the Solar-Landscape technique for now. </text:p>
      <text:p text:style-name="P4">The tought comes from people always telling me that Jordanians just should fill all their landscapes with solar panels to solve their problems.</text:p>
      <text:p text:style-name="P4">While this is a nice thought and mostly shared by me, it is also problematic and not done out of many good reasons.</text:p>
      <text:p text:style-name="P4"/>
      <text:p text:style-name="P4">One approach i want to present could enable us to do exactly that and at the same time create high quality landscapes that can be used as permaculture forests later on.</text:p>
      <text:p text:style-name="P4"/>
      <text:p text:style-name="P4">As always we would start with doing some little-invasive landscaping / terraforming to make the landscape workable. </text:p>
      <text:p text:style-name="P4">On a hill sight we put in swales and other water catchment systems. Also a pond can help for later times. </text:p>
      <text:p text:style-name="P4">We are not trying to do an actual permaculture agriculture at this point but we set up the same kinds of structures that could be used for exactly that.</text:p>
      <text:p text:style-name="P4">When we are finised landscaping, and have tested the structures put in in simulation we can proceed putting in our solar installation.</text:p>
      <text:p text:style-name="P4"/>
      <text:p text:style-name="P4">The swales give us the safety that none of our solar equipment will be damaged by washing away the underground. Even more, by setting them up with really hardy and thorny plants that can survive everything, we can slowly and naturally rebuild the soil. It will be slower than on a real agriculture site, because there is less work input but it is also not as nessecary in this place because the goal is different.</text:p>
      <text:p text:style-name="P4"/>
      <text:p text:style-name="P4">The solar installation serves many different purposes:</text:p>
      <text:p text:style-name="P4"/>
      <text:p text:style-name="P4">1. they give shadow in the heat of summer. Plant's which can't survive in these landscapes normally, or need a good tree cover of a matured permaculture site can live here.</text:p>
      <text:p text:style-name="P4">It's plants that don't need that much sun and hopefully not as much water as well, but which can store huge amounts. </text:p>
      <text:p text:style-name="P4">While they grow protected by the solar panels they do all the good stuff they normally do, attracting animals and other plant species and slowly over years building the soil.</text:p>
      <text:p text:style-name="P4"/>
      <text:p text:style-name="P4">2. Due to the Solar electricity you get from the plant you can easily power the whole village next to it by day and also export most of the energy to the grid, therefore paying off the cost of the infrastructure, lowering the carbon footprint of the villagers and enabling the usage of new electric appliances to be used by them.</text:p>
      <text:p text:style-name="P4"/>
      <text:p text:style-name="P4">3. A few years went by in our thought experiment by now and we see that the swales are continually catching every drop of water and letting it soak deep into the ground, therefore rehydrating the terrain and making it more suitable for other plants.</text:p>
      <text:p text:style-name="P4">In the shadow of the solar panels, some ground cover plants slowly emerge building the soil <text:span text:style-name="T2">as</text:span> they die off annualy. </text:p>
      <text:p text:style-name="P5">After some more years some taller plants emerge, rising beneath the solar panels in search for more sun light. </text:p>
      <text:p text:style-name="P5">Since they are in conflict with our energy consumption we only let them grow to a certain size before we cut them and mulch the cuttings to further build the soil.</text:p>
      <text:p text:style-name="P5">Since none of our soil is washed away we can really see progress being made. </text:p>
      <text:p text:style-name="P5">Some Chicken Tractors nearby help with speeding this process up and at the same time they don't create much work, but some eggs.</text:p>
      <text:p text:style-name="P5"/>
      <text:p text:style-name="P5">4. A few more years pass by and now we go into a phase of transition. Our solar panels have a specific time span of about 20 Years, you can use them longer but they will get less efficient. By installing a mix of ages in the beginning, we can now proceed with taking out some of the panels and therefore creating room for plants to emerge in place.</text:p>
      <text:p text:style-name="P5">Becaus the soil has improved in the time before and we have created a lot of organic matter we can just actively plant those spots whith plants that will create food and help further structure the grount. We are interested in Tall trees that take the Job of Windbreakers and can create ridiculous amounts of organic material.</text:p>
      <text:p text:style-name="P5"/>
      <text:p text:style-name="P5">It's really key to now focus on creating a environment that can sustain itself for the rest of time since we do not want to undo all the progress we have made.</text:p>
      <text:p text:style-name="P5">At this time it clearly depends on the location we are in, if we put in external water or not. </text:p>
      <text:p text:style-name="P5">If we want to do food production we will now do water tanks that give us extra yield if we just wand a structured forest in the end that helps creating a natural habitat for animals we wouldnt want to do that.</text:p>
      <text:p text:style-name="P5"/>
      <text:p text:style-name="P5">5. While we take ou<text:span text:style-name="T3">t the solar panels our energy procuction reduces we can alway do a mix of both on these sites but it's clear that we now can start at another site.</text:span></text:p>
      <text:p text:style-name="P6">With 90% of the solar panels moved out and 20 Years passed we now have a living ecosystem where there was nothing before.</text:p>
      <text:p text:style-name="P6">The plans that helped build the soil in the beginning, now find shadow beneath the taller trees and with the groundwater rehydrating over time it also gets easier to fire proof everything. Also the fauna can really get to work here creating natural life cycles and the inhabitants of the village not only have a local source of food, but the local climate get's less harsh and more comfortable creating a sense of security.</text:p>
      <text:p text:style-name="P5"/>
      <text:p text:style-name="P4"/>
      <text:p text:style-name="P2"/>
      <text:p text:style-name="P2">Wie eine Permakultur zur Stadtentwicklung beitragen kann.</text:p>
      <text:p text:style-name="P2"/>
      <text:p text:style-name="P2">Ein Permakultur Projekt in der Innenstadt.</text:p>
      <text:p text:style-name="P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4T04:43:53.774025831</meta:creation-date>
    <dc:date>2021-11-14T06:56:46.982212042</dc:date>
    <meta:editing-duration>PT1H11M</meta:editing-duration>
    <meta:editing-cycles>3</meta:editing-cycles>
    <meta:generator>LibreOffice/7.2.2.2$Linux_X86_64 LibreOffice_project/20$Build-2</meta:generator>
    <meta:document-statistic meta:table-count="0" meta:image-count="0" meta:object-count="0" meta:page-count="1" meta:paragraph-count="47" meta:word-count="1364" meta:character-count="7613" meta:non-whitespace-character-count="6282"/>
  </office:meta>
</office:document-meta>
</file>